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19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T1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ce8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rver JS name</text:p>
          </table:table-cell>
          <table:table-cell table:style-name="ce3" office:value-type="string" calcext:value-type="string">
            <text:p>DOM name</text:p>
          </table:table-cell>
          <table:table-cell table:style-name="ce5" office:value-type="string" calcext:value-type="string">
            <text:p>Content, example(s) from a possible album tree</text:p>
          </table:table-cell>
          <table:table-cell table:style-name="ce7"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/>
          <table:table-cell office:value-type="string" calcext:value-type="string">
            <text:p><text:span text:style-name="T1">/home/tore/Arbeten/mish [Browser access point with a symlink to root: </text:span>´rln´ -&gt; ´/´ ]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 office:value-type="string" calcext:value-type="string">
            <text:p>/home/tore/Album-1 [`IMDB_HOME`/`IMDB_ROOT`; only!]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 office:value-type="string" calcext:value-type="string">
            <text:p>&lt;empty&gt; || /abc/heml || /abc/subb/subba || …</text:p>
          </table:table-cell>
          <table:table-cell/>
          <table:table-cell table:style-name="ce6" office:value-type="string" calcext:value-type="string">
            <text:p>/abc/suba, /abc/suba/subb, …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 office:value-type="string" calcext:value-type="string">
            <text:p>/IMG_01234.jpg || /Funna_bilder.<text:span text:style-name="T2">01yz</text:span>/IMG_04873.<text:span text:style-name="T2">r3k8</text:span>.tif || /abc/heml/pic_cvb.JPG || …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 office:value-type="string" calcext:value-type="string">
            <text:p>Funna_bilder.<text:span text:style-name="T2">09zy</text:span> [temporary-show-found-pictures directory, with <text:span text:style-name="T2">random</text:span> <text:span text:style-name="T2">suffix</text:span>]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 office:value-type="string" calcext:value-type="string">
            <text:p>. [remain, ever used?]</text:p>
          </table:table-cell>
          <table:table-cell table:number-columns-repeated="1020"/>
        </table:table-row>
        <table:table-row table:style-name="ro2" table:number-rows-repeated="20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2T11:09:21.334698047</meta:creation-date>
    <dc:date>2024-05-13T14:49:09.284177096</dc:date>
    <meta:editing-duration>PT8H39M52S</meta:editing-duration>
    <meta:editing-cycles>15</meta:editing-cycles>
    <meta:generator>LibreOffice/7.3.7.2$Linux_X86_64 LibreOffice_project/30$Build-2</meta:generator>
    <meta:document-statistic meta:table-count="1" meta:cell-count="42" meta:object-count="0"/>
  </office:meta>
</office:document-meta>
</file>